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inchester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73">
            <text:p>173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46">
            <text:p>4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69">
            <text:p>269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85">
            <text:p>785</text:p>
          </table:table-cell>
          <table:table-cell table:style-name="ce23" office:value-type="float" office:value="75">
            <text:p>7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00">
            <text:p>20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482">
            <text:p>48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23">
            <text:p>2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830">
            <text:p>830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658">
            <text:p>1658</text:p>
          </table:table-cell>
          <table:table-cell table:style-name="ce23" office:value-type="float" office:value="45">
            <text:p>4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443">
            <text:p>2443</text:p>
          </table:table-cell>
          <table:table-cell table:style-name="ce23" office:value-type="float" office:value="120">
            <text:p>120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